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officeooo:rsid="001b380e" officeooo:paragraph-rsid="001b380e"/>
    </style:style>
    <style:style style:name="P2" style:family="paragraph" style:parent-style-name="Standard">
      <style:text-properties officeooo:rsid="001d81c3" officeooo:paragraph-rsid="001b380e"/>
    </style:style>
    <style:style style:name="P3" style:family="paragraph" style:parent-style-name="Standard">
      <style:text-properties officeooo:rsid="001d81c3" officeooo:paragraph-rsid="001d81c3"/>
    </style:style>
    <style:style style:name="P4" style:family="paragraph" style:parent-style-name="Standard">
      <style:text-properties officeooo:rsid="0021cfcc" officeooo:paragraph-rsid="0021cfcc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4418" style:font-weight-asian="bold" style:font-weight-complex="bold"/>
    </style:style>
    <style:style style:name="T3" style:family="text">
      <style:text-properties officeooo:rsid="001c4418"/>
    </style:style>
    <style:style style:name="T4" style:family="text">
      <style:text-properties style:text-underline-style="solid" style:text-underline-width="auto" style:text-underline-color="font-color" officeooo:rsid="001bddc9"/>
    </style:style>
    <style:style style:name="T5" style:family="text">
      <style:text-properties officeooo:rsid="001e5469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example ODT template</text:p>
      <text:p text:style-name="P1"/>
      <text:p text:style-name="P1">We can use erb like injections in this template and they will be changed when template is rendered. For example, here will be printed issue subject: <text:span text:style-name="T1">«{%= subject %}</text:span><text:span text:style-name="T2">»</text:span> and issue <text:span text:style-name="T3">author:</text:span> <text:span text:style-name="T4">{%= author <text:s/>%}</text:span></text:p>
      <text:p text:style-name="P2"/>
      <text:p text:style-name="P3">In general <text:span text:style-name="T5">You can make any Ruby code injections directly in OpenOffice.</text:span> Ruby code is enclosed in special markup:</text:p>
      <text:list xml:id="list4688323313586904886" text:style-name="L1">
        <text:list-item>
          <text:p text:style-name="P6"><text:span text:style-name="Source_20_Text">{%= %}</text:span> is for ruby code which should be output to the final document. <text:span text:style-name="Source_20_Text">to_s</text:span> is applied to anything found inside this markup </text:p>
        </text:list-item>
        <text:list-item>
          <text:p text:style-name="P5"><text:span text:style-name="Source_20_Text">{% %}</text:span> is for everything else — loops, ifs, ends and any other non-outputting code </text:p>
        </text:list-item>
      </text:list>
      <text:p text:style-name="P4">More information at <text:a xlink:type="simple" xlink:href="https://github.com/theoo/serenity" text:style-name="Internet_20_link" text:visited-style-name="Visited_20_Internet_20_Link">https://github.com/theoo/serenity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авел Викторович Шепель</meta:initial-creator>
    <meta:creation-date>2016-06-13T18:25:08.702220811</meta:creation-date>
    <dc:date>2016-06-13T18:42:37.800509312</dc:date>
    <dc:creator>Павел Викторович Шепель</dc:creator>
    <meta:editing-duration>PT17M27S</meta:editing-duration>
    <meta:editing-cycles>10</meta:editing-cycles>
    <meta:generator>LibreOffice/5.1.2.2.0$Linux_X86_64 LibreOffice_project/10m0$Build-2</meta:generator>
    <meta:document-statistic meta:table-count="0" meta:image-count="0" meta:object-count="0" meta:page-count="1" meta:paragraph-count="6" meta:word-count="102" meta:character-count="600" meta:non-whitespace-character-count="501"/>
  </office:meta>
</office:document-meta>
</file>